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style>
    <style:style style:name="P3" style:family="paragraph" style:parent-style-name="Standard">
      <style:text-properties fo:font-size="13pt" style:font-size-asian="13pt" style:font-size-complex="13pt"/>
    </style:style>
    <style:style style:name="P4"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Standard" style:list-style-name="L2">
      <style:paragraph-properties fo:text-align="justify" style:justify-single-word="false"/>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Sobre la antigüedad de la lengua: la reinterpretación de las capacidades linguísticas de los Neandertales y sus consecuencias. </text:p>
      <text:p text:style-name="P1"/>
      <text:p text:style-name="P1"/>
      <text:p text:style-name="P1">Dan Dediu y Stephen C. Levinson </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ynthia Rivas Moreno, Grupo T1</text:p>
      <text:p text:style-name="P3">Introducción a la Lingüística</text:p>
      <text:p text:style-name="P3">Estudios Ingleses</text:p>
      <text:p text:style-name="Standard">D.N.I.: 77200056-G</text:p>
      <text:p text:style-name="P6"><text:soft-page-break/><text:s text:c="2"/>A menudo se da por sentado que la lengua moderna es un fenómeno reciente coincidiendo con la emergencia de los mismos humanos modernos. Otros también dan por sentado estos fenómenos como resultado de una única y repentina mutación que da lugar al “conjunto moderno”. </text:p>
      <text:p text:style-name="P6">Pero otros piensan que los Neandertales compartían con nosotros algo como un habla y un lenguaje moderno. Esta revaloración de la antigüedad del lenguaje moderno tiene profundas consecuencias para nuestro entendimiento <text:s/>de la propia evolución en general y especialmente para las ciencias del lenguaje y la comunicación. </text:p>
      <text:p text:style-name="P6"/>
      <text:p text:style-name="P6"/>
      <text:p text:style-name="P7">Introducción</text:p>
      <text:p text:style-name="P6"/>
      <text:p text:style-name="P6">En este escrito se revisan varias recientes evidencias que conciernen al lenguaje Neandertal y a su capacidad comunicativa, con el objetivo de disipar la idea de que los Neandertales eran una especie bastante inarticulada, sosteniendo en su lugar que no eran probablemente muy diferentes biologicamente o de forma cognitiva a nosotros y que sus capacidades linguísticas eran bastante similares a las nuestras. </text:p>
      <text:p text:style-name="P6"/>
      <text:p text:style-name="P6">Ellos proponen que la lengua moderna filogeneticamente es algo antigua, estando presente en los antepasados comunes de los dos linajes de hace medio millón de años. </text:p>
      <text:p text:style-name="P6"/>
      <text:p text:style-name="P6">Varias propuestas sobre el origen del lenguaje suponen que el lenguaje moderno es relativamente reciente, surgiendo hace aproximadamente 50 – 100,000 miles de años. Pero varias evidencias han sido pensadas para sugerir que los Neandertales carecían de un lenguaje como lo conocemos, usando quizás algún tipo de protolenguaje. Primero, contamos con unas diferencias anatómicas que están a una considerable distancia de los humanos modernos. Segundo, al analizar las diferentes muestras de ADN entre genomas modernos y Neandertales se sugiere que eran una especie distinta. </text:p>
      <text:p text:style-name="P6">Tercero, también encontramos grandes diferencias entre los fósiles vocales encontrados sugiriendo una diferencia en la capacidad de comunicación con respecto al humano moderno. Cuarto, hay un vacío entre los productos culturales de los Neandertales y los humanos contemporáneos que nos llevan a deducir una deficiencia lingüística. Como algunos observadores apuntan, citando a Noam Chomsky entre otros, los Neandertales carecían de una especializada maquinaría comunicativa y la flexibilidad cognitiva para hacer un buen uso del lenguaje. </text:p>
      <text:p text:style-name="P6"/>
      <text:p text:style-name="P6"/>
      <text:p text:style-name="P6"/>
      <text:p text:style-name="P4">Las semejanzas y diferencias entre los Neandertales y los humanos modernos (contexto evolutivo) </text:p>
      <text:p text:style-name="P6"/>
      <text:p text:style-name="P6">Los linajes del humano moderno y el de los Neandertales empezaron a divergirse probablemente con el mínimo contacto entre ellos debido a sus diferentes situaciones geográficas. Por un lado los Neandertales, diseñados con una gran robustez física, vivían en ambientes de tipo glacial y por otro lado, el humano moderno se situaba en el este de África. </text:p>
      <text:p text:style-name="P6"/>
      <text:p text:style-name="P6">Pero la evidencia actual parece apuntar a una división de los dos linajes hace aproximadamente unos 400,000 años, aunque hubo repetidas veces contacto entre estas dos poblaciones por lo menos hace unos 100,000 años. </text:p>
      <text:p text:style-name="P6"/>
      <text:p text:style-name="P6"/>
      <text:p text:style-name="P6"/>
      <text:p text:style-name="P6"/>
      <text:p text:style-name="P6"/>
      <text:p text:style-name="P5"/>
      <text:p text:style-name="P5"><text:soft-page-break/>La imagen emergente del AND antiguo</text:p>
      <text:p text:style-name="P6"/>
      <text:p text:style-name="P6">Recientes avances en la genética nos han permitido extraer y analizar material genético de fósiles homínidos. Este rápido desarrollo en el campo de la investigación nos ha revolucionado nuestra comprensión de la evolución humana. Los primeros descubrimientos apoyan la idea de que no contribuyeron a la diversidad genética humana. Pero también se ha descubierto que los seres humanos vivos no africanos llevan alelos derivados más comunes con los Neandertales que con los africanos. Esto ha sido interpretado como una suposición de que los Neandertales y los humanos modernos se cruzaron durante los últimos éxodos de África. Aunque investigaciones recientes encuentran en esta contribución Neandertal no se distribuyó de forma igualitaria por todos los seres humanos vivos no africanos, con un 20-40 % menos de mezcla de los genes en los europeos. </text:p>
      <text:p text:style-name="P6"/>
      <text:p text:style-name="P6">Un patrón igual de interesante se ha encontrado en los Denisovans (un grupo relacionado con los Neandertales) que han contribuido a saber de los hoy presentes papuanos, melanesios y los aborígenes australianos. Apoyando esta teoría de una mezcla exitosa se ha encontrado que entre estas tres principales especies, comparten un cariotipo con 23 pares de cromosomas a diferencia de los otros grandes simios que tienen 24. </text:p>
      <text:p text:style-name="P6"/>
      <text:p text:style-name="P6">De este modo, el ADN antiguo sugiere que nuestra historia evolutiva está lejos de una simple y continua progresión de un único linaje, pero que en su lugar refleja una historia reticulada, envolviendo al menos tres ramas genéticas relacionadas entre sí. También es relevante mencionar que los diferentes genes de los Neandertales se han encontrado en diferentes genomas humanos modernos, los cuales sugieren que el numero de contactos no era muy pequeño – entre miles o cientos que decenas. </text:p>
      <text:p text:style-name="P6"/>
      <text:p text:style-name="P6">Sin embargo, hablando del lenguaje y el habla, comparten el mismo “específico humano” dos sustituciones de aminoácidos en el FOXP2, mejor conocido como el gen hasta ahora relacionado con el lenguaje, apoyando la hipótesis de que los Neandertales eran usuarios del lenguaje. </text:p>
      <text:p text:style-name="P6"/>
      <text:p text:style-name="P6">Reuniendo todas estas aportaciones, esto nos orienta a que los Neandertales, los Denisovans y los humanos modernos eran muy similares aunque por supuesto no idénticos, homínidos. Aún así el genoma humano es muy complejo y los cambios evolutivos son diferentes de predecir. </text:p>
      <text:p text:style-name="P6"/>
      <text:p text:style-name="P5"/>
      <text:p text:style-name="P5">La morfología esquelética</text:p>
      <text:p text:style-name="P6"/>
      <text:p text:style-name="P6">Los Neandertales están considerados por formar grupos coherentes de fósiles y morfológicamente se caracterizan por una diferencia craneal con respecto al humano moderno. En el físico cuentan con una gran robustez en los miembros superiores que demuestran una gran adaptación a los climas fríos que solían habitar. </text:p>
      <text:p text:style-name="P6"/>
      <text:p text:style-name="P6">Estas características diferentes entre estos y el humano moderno aumentan con el tiempo y queda demostrado en los fósiles encontrados. Probablemente el mejor caso conocido es el del niño descubierto en el Abrigo do Lava Velho en Portugal que ha sido interpretado como un Neandertal híbrido moderno datado de hace unos 24 miles de años, un gran ejemplo del desarrollo de su especie. </text:p>
      <text:p text:style-name="P6"/>
      <text:p text:style-name="P6">Antes de que las referencias sobre el ADN se volvieran asequibles, no hubo consenso en cuanto a si estas diferencias físicas fueron suficientes para presumir que los humanos modernos y los Neandertales constituían especies distintas. El cruce de estos linajes podría ser tomado como una evidencia de que los humanos modernos, los Neandertales y los Denisovans pertenecían todos <text:s/>a una especie biológica, pero la introgresión ocurre entre especies distintas. </text:p>
      <text:p text:style-name="P5"><text:soft-page-break/>La maduración infantil de los neandertales </text:p>
      <text:p text:style-name="P6"/>
      <text:p text:style-name="P6">Los niños humanos modernos se desarrollan poco a poco después del nacimiento, como resultado de la dependencia en los primeros años de vida que son cruciales para el aprendizaje del lenguaje y otros aspectos culturales. Weaver y Hublin (2009) reportan una reconstrucción del canal en el nacimiento de los Neandertales y concluyen que hay muchas diferencias en la orientación de los neonatos durante el nacimiento, pero que el área pélvica de ambos era similar y podían pasar por el canal de Tabun. Igualmente el tamaño cerebral era parecido pero su trayectoria de desarrollo no, por lo tanto se sugiere con esto que su ritmo de vida era lento o incluso más lento que el del humano moderno. </text:p>
      <text:p text:style-name="P6"/>
      <text:p text:style-name="P6">De este modo es posible que esto implique un ritmo de desarrollo no tan igualitario y una expresión de los genes en el córtex prefrontal que muestra un período límite en la adquisición de un sistema de aprendizaje comunicativo complejo en los Neandertales, frente al humano moderno capaz de la transmisión de este aprendizaje requerido de un lenguaje complejo y la cultura. </text:p>
      <text:p text:style-name="P6"/>
      <text:p text:style-name="P6"/>
      <text:p text:style-name="P6"/>
      <text:p text:style-name="P5"/>
      <text:p text:style-name="P5">Lenguaje, habla y cultura Neandertal</text:p>
      <text:p text:style-name="P6"/>
      <text:p text:style-name="P6">Las partes del sistema auditivo y vocal fosilizados encontrados dan una importante información sobre las capacidades para la producción y percepción del habla. </text:p>
      <text:p text:style-name="P6"/>
      <text:p text:style-name="P6">Sobre la parte del sistema auditivo se han hecho asombrosos descubrimientos como los encontrados en fósiles de homínidos que tienen un modelo de apariencia humana en la percepción del sonido diferenciándose claramente del patrón de los chimpancés apoyando la deducción de que su aparato auditivo podría asemejarse a la percepción del habla moderno. A través de principios como el de la adecuación de la percepción de sonido por la banda auditiva podemos presuponer que el discurso o el habla se produce en el sistema auditivo actual. </text:p>
      <text:p text:style-name="P6"/>
      <text:p text:style-name="P6">En la parte productiva del habla vemos como el descenso de la laringe y el papel del hueso hyoide es crucial. No obstante se piensa que por el numero de pistas y pruebas, puestas en conjunto, señalan en dirección a la capacidad del habla es común entre los antepasados de los Neandertales y el humano moderno. También Fitch (2000, 20009) ha aportado a esta teoría la capacidad que tienen algunos mamíferos de bajar su laringe durante la vocalización implicando que el resto de la posición no es necesariamente un buen indicador de las habilidades vocales luego estamos de acuerdo que la importancia del descenso de la laringe al hablar se ha sobrestimado. </text:p>
      <text:p text:style-name="P6"/>
      <text:p text:style-name="P6">Otro hallazgo importante es la capacidad muscular para respirar y el control de la lengua son rasgos que nos acercan a un sistema para elaborar el habla, dando señas de que eran capaces de hacerlo. </text:p>
      <text:p text:style-name="P6"/>
      <text:p text:style-name="P6"/>
      <text:p text:style-name="P5"/>
      <text:p text:style-name="P5">Cultura y lenguaje</text:p>
      <text:p text:style-name="P6"/>
      <text:p text:style-name="P6">Los Neandertales tenían una compleja tecnología basada en la piedra como instrumento que requería una considerable destreza y entrenamiento. Además también se han encontrado pruebas de que hacían uso de la madera aunque no con muy buena preservación. Solían vivir en zonas hostiles como el sub – Ártico con condiciones pésimas. Controlaban el fuego, cocinaban comida de distintas formas <text:s/>e incluso cosían pieles para abrigarse y zapatos. Se dedicaban a la caza de grandes animales como el búfalo o el mamut de forma colectiva. </text:p>
      <text:p text:style-name="P6"><text:soft-page-break/>En el aspecto cultural, enterraban a sus muertos, decoraban sus cuerpos con diversos pigmentos y cuidaban de los enfermos. También fabricaban sus propias herramientas y vivían en grupos pequeños familiares practicando un sistema patriarcal. </text:p>
      <text:p text:style-name="P6"/>
      <text:p text:style-name="P6">Si partimos de la arqueología para determinar la capacidad lingüística de estos, solo entramos en deducciones y controversia difíciles de resolver. Entre las diferencias de ambas especies encontramos la carencia de arte o el uso de ornamentos, la creación de armas, los pocos hallazgos de zonas de acampada y en particular la aparente negligencia de la pesca. </text:p>
      <text:p text:style-name="P6"/>
      <text:p text:style-name="P6">Relacionando esto con el lenguaje y el habla, la carencia de símbolos y signos ha sido de nuevo explorada a través del último descubrimiento de ornamentos y pigmentos en los sitios donde habitaban los Neandertales. Pero la escasez de símbolos es algo observado también en el humano moderno y en otras muchas especies. </text:p>
      <text:p text:style-name="P6"/>
      <text:p text:style-name="P6">En general, los Neandertales y el humano moderno comparten muchas cosas en el campo cultural dentro de lo que cabe que si no fuera por la poca densidad de población que tenían y las extinciones locales o la recolonización habría inhibido el crecimiento de una tecnología más compleja. </text:p>
      <text:p text:style-name="P6"/>
      <text:p text:style-name="P6">Sin embargo, el lenguaje parece comportarse de otro modo debido a que requiere un sistema igualitario entre los hablantes. Así que de forma consecuente, los lenguajes construidos de forma más compleja tienen menos hablantes. A raíz de aquí podemos asemejarlo con muchos de los lenguajes pocos hablados por su complejidad y por ello podemos especular de la existencia de una gran variedad de lenguajes diferenciados por cada pequeña comunidad. A pesar de ser sugerencias, los lingüistas son capaces de poner estas deducciones en una firme teoría. </text:p>
      <text:p text:style-name="P6"/>
      <text:p text:style-name="P6"/>
      <text:p text:style-name="P6"/>
      <text:p text:style-name="P5">Consecuencias del estudio de la lengua y de la lingüística</text:p>
      <text:p text:style-name="P6"/>
      <text:p text:style-name="P6">Entendemos el lenguaje como el conjunto de habilidades que unen el sonido con el significado, incluyendo la estructura que le da sentido. El habla y el lenguaje son antiguos, estando presente de forma moderna hace más de medio millón de años en los antepasados comunes de los Neandertales y los humanos modernos; es el resultado de la evolución anterior hace un millón de años como el <text:span text:style-name="T1">Homo Heidelbergensis</text:span> que evolucionó al <text:span text:style-name="T1">Homo Erectus</text:span>. </text:p>
      <text:p text:style-name="P6"/>
      <text:p text:style-name="P6">De este modo, cuando dos grupos se encuentran durante la expansión del humano moderno fuera de África hace 100,000 años, la capacidad del lenguaje y del habla podrían ser comparables y compatibles. A continuación se exponen las diferentes consecuencias a partir de esta nueva perspectiva: </text:p>
      <text:p text:style-name="P6"/>
      <text:list xml:id="list3002462581078355796" text:style-name="L1">
        <text:list-item>
          <text:p text:style-name="P14">Una historia simple y saltacionista que implica una mutación puntual ya no puede contar con el apoyo. En cambio debemos pensar en la evolución y el trayecto donde el lenguaje y las habilidades cognitivas se acumulan y cambian. Pinker y Bloom vieron el lenguaje como un sistema complejo que está implicado bajo la selección natural de los propósitos de la comunicación pero sus argumentos se debilitan contra lo propuesto en la escala de tiempo de la evolución del lenguaje en los últimos 50,000 años, así que ¿cómo puede un sistema tan complicado como el lenguaje evolucionar en tan solo unas miles de generaciones? </text:p>
          <text:p text:style-name="P14"/>
          <text:p text:style-name="P14">La idea de que el lenguaje humano inicialmente surgió de un lenguaje de signos se ha vuelto popular ofreciendo un aparente sistema de traducción automática a través de los gestos. Hoy sabemos que la comunicación del humano moderno es multimodal, usando gestos y el habla, pareciendo crear un único sistema. </text:p>
        </text:list-item>
      </text:list>
      <text:p text:style-name="P6"><text:soft-page-break/></text:p>
      <text:p text:style-name="P6"/>
      <text:list xml:id="list39344878" text:continue-numbering="true" text:style-name="L1">
        <text:list-item>
          <text:p text:style-name="P14"><text:s/>En un plazo tan largo de tiempo se apoya la idea de que las bases de la lengua fueron adquiridas gradualmente haciendo posible la transmisión cultural que podemos probar a través de la elaboración de herramientas visibles en la arqueología. </text:p>
          <text:p text:style-name="P14"/>
          <text:p text:style-name="P14">La lengua como la conocemos debe haberse originado dentro de un plazo de un millón de años entre el <text:span text:style-name="T1">Homo Erectus</text:span>, los antepasados comunes de los Neandertales y nosotros. Este sigue siendo un extraordinario corto plazo de tiempo para que evolucione un sistema tan complejo y su implicación debe de ser que las habilidades lingüísticas fueron establecidas rápidamente desde unas estructuras cognitivas preadaptadas. </text:p>
        </text:list-item>
      </text:list>
      <text:p text:style-name="P6"/>
      <text:p text:style-name="P6"/>
      <text:list xml:id="list39345474" text:continue-numbering="true" text:style-name="L1">
        <text:list-item>
          <text:p text:style-name="P14">Como posible tercera consecuencia es el amplio margen que hay de interacción entre la población genética y la diversificación lingüística. Dediu y Ladd (2007) mostraron la asociación entre las frecuencias de ciertos genomas relacionados con el crecimiento y el desarrollo del cerebro y la prevalencia de las lenguas tonales. Esto sugiere así que las ligeras diferencias en la población de la genética pueden actuar como atrayentes culturales, haciendo un poco más probable que ciertos tipos de lingüística se propaguen. </text:p>
          <text:p text:style-name="P14"/>
          <text:p text:style-name="P14">Desde que las variantes de estos genes específicos se asociaron con lenguas no tonales, la idea de que los Neandertales tuvieran una lengua tonal es más acuciante y relevante. No obstante, los avances en la genética hacen más posible especular a cerca del lenguaje de nuestros antepasados.</text:p>
        </text:list-item>
      </text:list>
      <text:p text:style-name="P6"/>
      <text:p text:style-name="P6"/>
      <text:list xml:id="list39362833" text:continue-numbering="true" text:style-name="L1">
        <text:list-item>
          <text:p text:style-name="P14"><text:s/>La cuarta consecuencia plantea la posibilidad de que las lenguas tengan muchas más raíces históricas, con lo cual habría que ampliar el alcance histórico de la lingüística. </text:p>
          <text:p text:style-name="P14"/>
          <text:p text:style-name="P14">Muchos lingüistas creen que el tiempo a reconstruir para averiguarlo es alrededor de unos diez mil años. Dune et al. (2005, 2008) tiene un método por el cual presupone que las propiedades estructurales de idiomas cambian con menos frecuencia que las palabras, y quizás sea así: cuando los cambios de la estructura se reconstruyen a través de todo el árbol de las familias lingüísticas, encontramos una estructura individual que cambia de media solo una vez dentro de un linaje en muchos miles de años. Pero se espera que a través de algunas combinaciones estructurales resulten ser conservadoras para así poder realizar una reconstrucción profunda en el tiempo. </text:p>
        </text:list-item>
      </text:list>
      <text:p text:style-name="P6"/>
      <text:list xml:id="list39357229" text:continue-numbering="true" text:style-name="L1">
        <text:list-item>
          <text:p text:style-name="P14">La gran antigüedad del lenguaje tiene importantes consecuencias para nuestra teoría de la diversidad lingüística. Esta diversidad ofrece una buena base para la extrapolación para los universales lingüísticos o las limitaciones intrínsecas en la capacidad lingüística. </text:p>
          <text:p text:style-name="P14">Pero un reciente desarrollo en la filogenética computacional de la estructura del lenguaje ha revelado que los cambios de esta tiene un promedio muy lento, en el orden de de decenas de miles de años. </text:p>
          <text:p text:style-name="P14"/>
          <text:p text:style-name="P14">Aunque después de todo, lenguas como el Indoeuropeo se trasladan unos nueve mil años atrás y muchas otras lenguas pueden ser muy conservadoras con lo que los esas bajas rachas de cambio parecen incapaces de contar la diversidad actual de las lenguas en evolución fuera de África.</text:p>
          <text:p text:style-name="P14"/>
          <text:p text:style-name="P14">Asumiendo que estas dos lenguas y comunidades han podido interactuar e intercambiar cultura, nos imaginamos cuatro diferentes planteamientos para explicar este fenómeno: </text:p>
        </text:list-item>
      </text:list>
      <text:list xml:id="list2814518789281238908" text:style-name="L2">
        <text:list-item>
          <text:p text:style-name="P13"><text:soft-page-break/>Primer planteamiento</text:p>
        </text:list-item>
      </text:list>
      <text:p text:style-name="P9">Intercambio de lenguas: los humanos modernos adoptan las lenguas Neandertales</text:p>
      <text:p text:style-name="P6"/>
      <text:p text:style-name="P6">Esto no es probable desde que los portadores de una tecnología superior las imitaban y no del otro modo. Sin embargo debería de haber una discontinuidad radical entre las lenguas de África y las del resto del mundo y no como la discontinuidad que se ha encontrado. </text:p>
      <text:p text:style-name="P6"/>
      <text:p text:style-name="P6"/>
      <text:list xml:id="list8323875057734335111" text:style-name="L3">
        <text:list-item>
          <text:p text:style-name="P15"><text:span text:style-name="T2">Segundo planteamiento</text:span> </text:p>
        </text:list-item>
      </text:list>
      <text:p text:style-name="P8">Extinción del lenguaje: los Neandertales interaccionaron poco y cuando lo hicieron adoptaron las lenguas de los humanos modernos</text:p>
      <text:p text:style-name="P6"/>
      <text:p text:style-name="P6">En este planteamiento los humanos modernos mucho más superiores tecnológicamente y demográficamente inundaron las lenguas y la cultura del Neandertal. En este caso no debería haber las diferencias tan particulares que hay entre las lenguas de África y las del resto del mundo. </text:p>
      <text:p text:style-name="P6"/>
      <text:p text:style-name="P6"/>
      <text:list xml:id="list7022881880215128192" text:style-name="L4">
        <text:list-item>
          <text:p text:style-name="P11">Tercer planteamiento</text:p>
        </text:list-item>
      </text:list>
      <text:p text:style-name="P8">Pidginización: un nuevo tipo de lenguaje que nace de una simplificación radical</text:p>
      <text:p text:style-name="P6"/>
      <text:p text:style-name="P6">La pidginización está asociada con la colonización y la rápida expansión de las redes comerciales. Dos grupos de humanos encuentran una nueva y radical solución para coexistir desmantelando dos lenguas y construyendo una tercera a partir de estos fragmentos. </text:p>
      <text:p text:style-name="P6"/>
      <text:p text:style-name="P6"/>
      <text:list xml:id="list5586126995139803401" text:style-name="L5">
        <text:list-item>
          <text:p text:style-name="P12">Cuarto planteamiento</text:p>
        </text:list-item>
      </text:list>
      <text:p text:style-name="P8">Un contacto de baja intensidad prolongado: un cambio moderado de léxico y estructura</text:p>
      <text:p text:style-name="P6"/>
      <text:p text:style-name="P6">Los dos linajes habrían estado en contacto de forma prolongada. Un intercambio tecnológico y material fue principalmente por parte de los humanos modernos y podrían haber seguido el ejemplo haciendo intercambio del lenguaje. Es probable que los Neandertales tuvieran ambos elementos culturales de considerable valor en cuánto se refiere a adaptarse a los lugares no africanos y esto pueda haber inducido a estos intercambios lingüísticos junto con la estructura del lenguaje. </text:p>
      <text:p text:style-name="P6"/>
      <text:p text:style-name="P6"/>
      <text:p text:style-name="P6"/>
      <text:p text:style-name="P4">Conclusiones</text:p>
      <text:p text:style-name="P6"/>
      <text:p text:style-name="P6">Recapitulando, se han revisado todas las evidencias que apoyan y revindican que los Neandertales, los Denisovans y el humano moderno han compartido una capacidad similar para el lenguaje, el habla y la cultura. Además, ver estas especies como diferentes entre sí es inútil y que su mezcla probablemente formen las diversidades lingüísticas y genéticas de hoy en día. </text:p>
      <text:p text:style-name="P6"/>
      <text:p text:style-name="P6">Tenemos que entender la evolución humana como un proceso reticulado en el que tiene como consecuencia, entre otras, la obligación de ver el lenguaje como un proceso cultural evolutivo muy antiguo y que ambos procesos son esenciales. </text:p>
      <text:p text:style-name="P6"/>
      <text:p text:style-name="P6">La antigüedad <text:s/>del lenguaje moderno y sus capacidades lingüísticas regresando al menos medio millón de años a los antepasados comunes de los Neandertales, los Denisovans y el humano moderno, crece y surge nuevas e interesantes preguntas que conciernen a la naturaleza del lenguaje y las relaciones entre la evolución cultural y biológica.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7T09:50:45.40</meta:creation-date>
    <dc:date>2013-11-17T19:20:32.56</dc:date>
    <meta:editing-duration>PT7H34M47S</meta:editing-duration>
    <meta:editing-cycles>44</meta:editing-cycles>
    <meta:generator>OpenOffice.org/3.4.1$Win32 OpenOffice.org_project/341m1$Build-9593</meta:generator>
    <meta:document-statistic meta:table-count="0" meta:image-count="0" meta:object-count="0" meta:page-count="7" meta:paragraph-count="72" meta:word-count="3041" meta:character-count="19329"/>
  </office:meta>
</office:document-meta>
</file>